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E1000001F558EEEEB6B16CE287.png" manifest:media-type="image/png"/>
  <manifest:file-entry manifest:full-path="Pictures/10000001000002F100000177C803910B08D71A05.png" manifest:media-type="image/png"/>
  <manifest:file-entry manifest:full-path="Pictures/1000000100000381000001563FF8E07C26A3868A.png" manifest:media-type="image/png"/>
  <manifest:file-entry manifest:full-path="Pictures/10000001000001ED000001683199DA668A29EA43.png" manifest:media-type="image/png"/>
  <manifest:file-entry manifest:full-path="Pictures/100000010000027000000138CAB43D4CFE26984F.png" manifest:media-type="image/png"/>
  <manifest:file-entry manifest:full-path="Pictures/10000001000002DB000001FE99BE4F56DBE86A63.png" manifest:media-type="image/png"/>
  <manifest:file-entry manifest:full-path="Pictures/100000010000037D0000012139FC18118C4C9A42.png" manifest:media-type="image/png"/>
  <manifest:file-entry manifest:full-path="Pictures/10000000000004B50000041D6B2050205C617E94.jpg" manifest:media-type="image/jpeg"/>
  <manifest:file-entry manifest:full-path="Pictures/10000040000000F100000051C2A22C612995CB3A.gif" manifest:media-type="image/gif"/>
  <manifest:file-entry manifest:full-path="Pictures/10000000000002AC000002AC5F3D6696F4B70213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5.749cm" svg:height="15.749cm" svg:x="6.25cm" svg:y="0.046cm">
          <draw:image xlink:href="Pictures/10000000000002AC000002AC5F3D6696F4B7021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1" draw:text-style-name="P1" draw:layer="layout" svg:width="26.452cm" svg:height="8.89cm" svg:x="0.7cm" svg:y="3.8cm">
          <draw:image xlink:href="Pictures/10000040000000F100000051C2A22C612995CB3A.gif" xlink:type="simple" xlink:show="embed" xlink:actuate="onLoad" draw:mime-type="image/gif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1" draw:text-style-name="P1" draw:layer="layout" svg:width="18.022cm" svg:height="15.749cm" svg:x="5.114cm" svg:y="0.046cm">
          <draw:image xlink:href="Pictures/10000000000004B50000041D6B2050205C617E94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1" draw:text-style-name="P1" draw:layer="layout" svg:width="27.473cm" svg:height="8.89cm" svg:x="0cm" svg:y="3.175cm">
          <draw:image xlink:href="Pictures/100000010000037D0000012139FC18118C4C9A42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draw:style-name="gr1" draw:text-style-name="P1" draw:layer="layout" svg:width="26.68cm" svg:height="13.335cm" svg:x="0.818cm" svg:y="1.27cm">
          <draw:image xlink:href="Pictures/100000010000027000000138CAB43D4CFE26984F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draw:style-name="gr1" draw:text-style-name="P1" draw:layer="layout" svg:width="27.876cm" svg:height="10.627cm" svg:x="0.064cm" svg:y="2.652cm">
          <draw:image xlink:href="Pictures/1000000100000381000001563FF8E07C26A3868A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6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draw:style-name="gr1" draw:text-style-name="P1" draw:layer="layout" svg:width="28cm" svg:height="13.944cm" svg:x="0cm" svg:y="0.9cm">
          <draw:image xlink:href="Pictures/10000001000002F100000177C803910B08D71A05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7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draw:style-name="gr1" draw:text-style-name="P1" draw:layer="layout" svg:width="23.169cm" svg:height="15.75cm" svg:x="2.586cm" svg:y="0cm">
          <draw:image xlink:href="Pictures/10000001000002E1000001F558EEEEB6B16CE287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8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draw:style-name="gr1" draw:text-style-name="P1" draw:layer="layout" svg:width="22.225cm" svg:height="15.505cm" svg:x="2.81cm" svg:y="0.001cm">
          <draw:image xlink:href="Pictures/10000001000002DB000001FE99BE4F56DBE86A63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9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draw:style-name="gr1" draw:text-style-name="P1" draw:layer="layout" svg:width="20.955cm" svg:height="15.302cm" svg:x="3.81cm" svg:y="0.001cm">
          <draw:image xlink:href="Pictures/10000001000001ED000001683199DA668A29EA43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10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10-22T10:07:05.155219585</meta:creation-date>
    <dc:date>2024-10-22T10:12:15.227723314</dc:date>
    <meta:editing-duration>PT5M11S</meta:editing-duration>
    <meta:editing-cycles>1</meta:editing-cycles>
    <meta:document-statistic meta:object-count="51"/>
    <meta:generator>LibreOffice/7.3.7.2$Linux_X86_64 LibreOffice_project/30$Build-2</meta:generator>
  </office:meta>
</office:document-meta>
</file>